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E00000374FD16DE9272DD5DC9.png" manifest:media-type="image/png"/>
  <manifest:file-entry manifest:full-path="Pictures/100000000000038A0000016A1E5F270F2C4EAE8A.png" manifest:media-type="image/png"/>
  <manifest:file-entry manifest:full-path="Pictures/100002010000028A000001E8E2E49F223CA8889A.png" manifest:media-type="image/png"/>
  <manifest:file-entry manifest:full-path="Pictures/1000020100000352000001AAA5AF705AF9B13567.png" manifest:media-type="image/png"/>
  <manifest:file-entry manifest:full-path="Pictures/10000201000003180000020BCC09765E8B3B72FE.png" manifest:media-type="image/png"/>
  <manifest:file-entry manifest:full-path="Pictures/10000000000002E70000020F042A06FDEB0972AF.png" manifest:media-type="image/png"/>
  <manifest:file-entry manifest:full-path="Pictures/1000020000000BB800000BB8AF39CD0AE4E3ECEE.png" manifest:media-type="image/png"/>
  <manifest:file-entry manifest:full-path="Pictures/100000000000036600000141BD114A096C3D211F.png" manifest:media-type="image/png"/>
  <manifest:file-entry manifest:full-path="Pictures/10000201000003C0000002D0A85F7F079DCAF3CB.png" manifest:media-type="image/png"/>
  <manifest:file-entry manifest:full-path="Pictures/100000000000042C000002C7F69D35093D45EC72.png" manifest:media-type="image/png"/>
  <manifest:file-entry manifest:full-path="Pictures/100000000000029700000289E6E28372527120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95cm, 0cm, 5.884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873cm, 10.94cm, 1.638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7.9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2.55cm" fo:min-width="8.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3.075cm" fo:min-width="8.72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65cm" fo:min-width="9.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6.85cm" fo:min-width="13.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45cm" fo:min-width="13.7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35cm" fo:min-width="13.1cm"/>
    </style:style>
    <style:style style:name="gr11" style:family="graphic" style:parent-style-name="standard">
      <style:graphic-properties draw:stroke="solid" svg:stroke-width="0.035cm" draw:marker-start-width="0.252cm" draw:marker-end-width="0.252cm" draw:fill-color="#dddddd" draw:textarea-horizontal-align="justify" draw:textarea-vertical-align="middle" draw:auto-grow-height="false" fo:min-height="0.45cm" fo:min-width="8.9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draw:marker-start-width="0.252cm" draw:marker-end-width="0.252cm" draw:fill-color="#dddddd" draw:textarea-horizontal-align="justify" draw:textarea-vertical-align="middle" draw:auto-grow-height="false" fo:min-height="0.528cm" fo:min-width="0.49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draw:marker-start-width="0.252cm" draw:marker-end-width="0.252cm" draw:fill-color="#dddddd" draw:textarea-horizontal-align="justify" draw:textarea-vertical-align="middle" draw:auto-grow-height="false" fo:min-height="0.45cm" fo:min-width="0.7cm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5.75cm" fo:min-width="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95cm" fo:min-width="2.6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.8cm"/>
    </style:style>
    <style:style style:name="gr17" style:family="graphic" style:parent-style-name="standard">
      <style:graphic-properties draw:stroke="none" draw:fill-color="#cc0000" draw:textarea-horizontal-align="justify" draw:textarea-vertical-align="middle" draw:auto-grow-height="false" fo:min-height="2.85cm" fo:min-width="3cm"/>
    </style:style>
    <style:style style:name="gr18" style:family="graphic" style:parent-style-name="standard">
      <style:graphic-properties draw:stroke="none" draw:fill-color="#0000ff" draw:textarea-horizontal-align="justify" draw:textarea-vertical-align="middle" draw:auto-grow-height="false" fo:min-height="2.95cm" fo:min-width="2.9cm"/>
    </style:style>
    <style:style style:name="gr19" style:family="graphic" style:parent-style-name="standard">
      <style:graphic-properties draw:stroke="none" draw:fill-color="#006600" draw:textarea-horizontal-align="justify" draw:textarea-vertical-align="middle" draw:auto-grow-height="false" fo:min-height="1.25cm" fo:min-width="3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0.9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cc0000"/>
      <style:paragraph-properties fo:text-align="center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-color="#006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299cm" svg:x="-4.5cm" svg:y="-0.9cm">
          <draw:image xlink:href="Pictures/1000020100000352000001AAA5AF705AF9B13567.png" xlink:type="simple" xlink:show="embed" xlink:actuate="onLoad">
            <text:p/>
          </draw:image>
        </draw:frame>
        <draw:frame draw:style-name="gr2" draw:text-style-name="P1" draw:layer="layout" svg:width="6.256cm" svg:height="8.399cm" svg:x="-4.5cm" svg:y="15.501cm">
          <draw:image xlink:href="Pictures/100002010000028A000001E8E2E49F223CA8889A.png" xlink:type="simple" xlink:show="embed" xlink:actuate="onLoad">
            <text:p/>
          </draw:image>
        </draw:frame>
        <draw:frame draw:style-name="gr3" draw:text-style-name="P1" draw:layer="layout" svg:width="21.464cm" svg:height="8.575cm" svg:x="2.9cm" svg:y="1.525cm">
          <draw:image xlink:href="Pictures/100000000000038A0000016A1E5F270F2C4EAE8A.png" xlink:type="simple" xlink:show="embed" xlink:actuate="onLoad">
            <text:p/>
          </draw:image>
        </draw:frame>
        <draw:custom-shape draw:style-name="gr4" draw:text-style-name="P2" draw:layer="layout" svg:width="8.4cm" svg:height="2.8cm" svg:x="21.2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cm" svg:height="2.8cm" svg:x="19.6cm" svg:y="1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224cm" svg:height="3.325cm" svg:x="17.5cm" svg:y="3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8cm" svg:height="2.9cm" svg:x="20.4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6cm" svg:height="7.1cm" svg:x="12.5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2cm" svg:height="2.7cm" svg:x="2.4cm" svg:y="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4.2cm" svg:height="2.7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13.6cm" svg:height="2.6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controls" svg:width="9.4cm" svg:height="0.7cm" svg:x="4cm" svg:y="1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controls" svg:width="1.4cm" svg:height="1.1cm" svg:x="13.4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controls" svg:width="1.2cm" svg:height="0.7cm" svg:x="14.8cm" svg:y="15.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3" draw:text-style-name="P1" draw:layer="controls" svg:width="25.332cm" svg:height="18.999cm" svg:x="2.3cm" svg:y="1cm">
          <draw:image xlink:href="Pictures/10000201000003C0000002D0A85F7F079DCAF3CB.png" xlink:type="simple" xlink:show="embed" xlink:actuate="onLoad">
            <text:p/>
          </draw:image>
        </draw:frame>
        <draw:custom-shape draw:style-name="gr14" draw:text-style-name="P2" draw:layer="controls" svg:width="7.5cm" svg:height="6cm" svg:x="2.3cm" svg:y="7.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3" draw:text-style-name="P1" draw:layer="controls" svg:width="20.954cm" svg:height="13.837cm" svg:x="2.253cm" svg:y="3.547cm">
          <draw:image xlink:href="Pictures/10000201000003180000020BCC09765E8B3B72FE.png" xlink:type="simple" xlink:show="embed" xlink:actuate="onLoad">
            <text:p/>
          </draw:image>
        </draw:frame>
        <draw:custom-shape draw:style-name="gr15" draw:text-style-name="P2" draw:layer="controls" svg:width="6.3cm" svg:height="4.4cm" svg:x="17.3cm" svg:y="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draw:layer="controls" svg:width="2.3cm" svg:height="0.3cm" svg:x="17.4cm" svg:y="6.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3" draw:text-style-name="P1" draw:layer="controls" svg:width="27.5cm" svg:height="10cm" svg:x="1.4cm" svg:y="4.7cm">
          <draw:image xlink:href="Pictures/100000000000036600000141BD114A096C3D211F.png" xlink:type="simple" xlink:show="embed" xlink:actuate="onLoad">
            <text:p/>
          </draw:image>
        </draw:frame>
        <draw:custom-shape draw:style-name="gr17" draw:text-style-name="P4" draw:layer="controls" svg:width="3.5cm" svg:height="3.1cm" svg:x="22.9cm" svg:y="5.7cm">
          <text:p text:style-name="P1">TALE-HD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controls" svg:width="3.4cm" svg:height="3.2cm" svg:x="22.9cm" svg:y="9.1cm">
          <text:p text:style-name="P1">Contrôle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controls" svg:width="3.5cm" svg:height="1.5cm" svg:x="22.9cm" svg:y="12.5cm">
          <text:p text:style-name="P1">Lib.publiqu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controls" svg:width="3.5cm" svg:height="11.2cm" svg:x="26.4cm" svg:y="4.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controls" svg:width="27.699cm" svg:height="18.439cm" svg:x="1.2cm" svg:y="0.861cm">
          <draw:image xlink:href="Pictures/100000000000042C000002C7F69D35093D45EC72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3" draw:text-style-name="P1" draw:layer="controls" svg:width="19.655cm" svg:height="13.94cm" svg:x="5.5cm" svg:y="4.9cm">
          <draw:image xlink:href="Pictures/10000000000002E70000020F042A06FDEB0972AF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3" draw:text-style-name="P1" draw:layer="controls" svg:width="18.999cm" svg:height="18.999cm" svg:x="4.7cm" svg:y="-0.199cm">
          <draw:image xlink:href="Pictures/1000020000000BB800000BB8AF39CD0AE4E3ECEE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3" draw:text-style-name="P1" draw:layer="controls" svg:width="14.214cm" svg:height="13.914cm" svg:x="0.986cm" svg:y="1cm">
          <draw:image xlink:href="Pictures/100000000000029700000289E6E2837252712016.png" xlink:type="simple" xlink:show="embed" xlink:actuate="onLoad">
            <text:p/>
          </draw:image>
        </draw:frame>
        <draw:frame draw:style-name="gr3" draw:text-style-name="P1" draw:layer="controls" svg:width="14.6cm" svg:height="14.7cm" svg:x="14.8cm" svg:y="0.2cm">
          <draw:image xlink:href="Pictures/100000000000036E00000374FD16DE9272DD5DC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0:16:01.149341385</meta:creation-date>
    <dc:date>2018-07-04T17:00:58.685276392</dc:date>
    <meta:editing-duration>PT1H28M</meta:editing-duration>
    <meta:editing-cycles>1</meta:editing-cycles>
    <meta:document-statistic meta:object-count="29"/>
    <meta:generator>LibreOffice/5.2.7.2$Linux_X86_64 LibreOffice_project/20m0$Build-2</meta:generator>
  </office:meta>
</office:document-meta>
</file>